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ce style:name="sans-serif" svg:font-family="sans-serif"/>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1" style:family="table-row">
      <style:table-row-properties style:min-row-height="2.699cm"/>
    </style:style>
    <style:style style:name="Tableau2.A1" style:family="table-cell">
      <style:table-cell-properties fo:padding="0.097cm" fo:border="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5pt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5pt solid #000000"/>
    </style:style>
    <style:style style:name="Tableau16" style:family="table">
      <style:table-properties style:width="17.013cm" fo:margin-left="0cm" table:align="left"/>
    </style:style>
    <style:style style:name="Tableau16.A" style:family="table-column">
      <style:table-column-properties style:column-width="5.292cm"/>
    </style:style>
    <style:style style:name="Tableau16.B" style:family="table-column">
      <style:table-column-properties style:column-width="6.297cm"/>
    </style:style>
    <style:style style:name="Tableau16.C" style:family="table-column">
      <style:table-column-properties style:column-width="5.424cm"/>
    </style:style>
    <style:style style:name="Tableau16.A1" style:family="table-cell">
      <style:table-cell-properties fo:padding="0.097cm" fo:border-left="0.5pt solid #000000" fo:border-right="none" fo:border-top="0.5pt solid #000000" fo:border-bottom="0.5pt solid #000000"/>
    </style:style>
    <style:style style:name="Tableau16.C1" style:family="table-cell">
      <style:table-cell-properties fo:padding="0.097cm" fo:border="0.5pt solid #000000"/>
    </style:style>
    <style:style style:name="Tableau16.A2" style:family="table-cell">
      <style:table-cell-properties fo:padding="0.097cm" fo:border-left="0.5pt solid #000000" fo:border-right="none" fo:border-top="none" fo:border-bottom="0.5pt solid #000000"/>
    </style:style>
    <style:style style:name="Tableau16.C2" style:family="table-cell">
      <style:table-cell-properties fo:padding="0.097cm" fo:border-left="0.5pt solid #000000" fo:border-right="0.5pt solid #000000" fo:border-top="none" fo:border-bottom="0.5pt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97cm" fo:border="0.5pt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padding="0.097cm" fo:border="0.5pt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padding="0.097cm" fo:border="0.5pt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5pt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padding="0.097cm" fo:border="0.5pt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97cm" fo:border="none"/>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97cm" fo:border="0.05pt solid #000000"/>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A1" style:family="table-cell">
      <style:table-cell-properties fo:padding="0.097cm" fo:border="0.05pt solid #000000"/>
    </style:style>
    <style:style style:name="Tableau17" style:family="table">
      <style:table-properties style:width="17cm" table:align="margins"/>
    </style:style>
    <style:style style:name="Tableau17.A" style:family="table-column">
      <style:table-column-properties style:column-width="8.5cm" style:rel-column-width="32767*"/>
    </style:style>
    <style:style style:name="Tableau17.B" style:family="table-column">
      <style:table-column-properties style:column-width="8.5cm" style:rel-column-width="32768*"/>
    </style:style>
    <style:style style:name="Tableau17.A1" style:family="table-cell">
      <style:table-cell-properties fo:padding="0.097cm" fo:border="none"/>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97cm" fo:border="0.05pt solid #000000"/>
    </style:style>
    <style:style style:name="Tableau22" style:family="table">
      <style:table-properties style:width="17cm" table:align="margins"/>
    </style:style>
    <style:style style:name="Tableau22.A" style:family="table-column">
      <style:table-column-properties style:column-width="17cm" style:rel-column-width="65535*"/>
    </style:style>
    <style:style style:name="Tableau22.A1" style:family="table-cell">
      <style:table-cell-properties fo:padding="0.097cm" fo:border="0.05pt solid #000000"/>
    </style:style>
    <style:style style:name="Tableau23" style:family="table">
      <style:table-properties style:width="17cm" table:align="margins"/>
    </style:style>
    <style:style style:name="Tableau23.A" style:family="table-column">
      <style:table-column-properties style:column-width="17cm" style:rel-column-width="65535*"/>
    </style:style>
    <style:style style:name="Tableau23.A1" style:family="table-cell">
      <style:table-cell-properties fo:padding="0.097cm" fo:border="0.5pt solid #000000"/>
    </style:style>
    <style:style style:name="Tableau24" style:family="table">
      <style:table-properties style:width="17cm" table:align="margins"/>
    </style:style>
    <style:style style:name="Tableau24.A" style:family="table-column">
      <style:table-column-properties style:column-width="17cm" style:rel-column-width="65535*"/>
    </style:style>
    <style:style style:name="Tableau24.A1" style:family="table-cell">
      <style:table-cell-properties fo:padding="0.097cm" fo:border="0.5pt solid #000000"/>
    </style:style>
    <style:style style:name="Tableau19" style:family="table">
      <style:table-properties style:width="17cm" table:align="margins" fo:background-color="transparent">
        <style:background-image/>
      </style:table-properties>
    </style:style>
    <style:style style:name="Tableau19.A" style:family="table-column">
      <style:table-column-properties style:column-width="9.597cm" style:rel-column-width="5445*"/>
    </style:style>
    <style:style style:name="Tableau19.B" style:family="table-column">
      <style:table-column-properties style:column-width="7.403cm" style:rel-column-width="4200*"/>
    </style:style>
    <style:style style:name="Tableau19.1" style:family="table-row">
      <style:table-row-properties fo:background-color="transparent">
        <style:background-image/>
      </style:table-row-properties>
    </style:style>
    <style:style style:name="Tableau19.A1" style:family="table-cell">
      <style:table-cell-properties fo:padding="0.097cm" fo:border-left="0.5pt solid #000000" fo:border-right="none" fo:border-top="0.5pt solid #000000" fo:border-bottom="0.5pt solid #000000"/>
    </style:style>
    <style:style style:name="Tableau19.B1" style:family="table-cell">
      <style:table-cell-properties fo:background-color="#eeeeee" fo:padding="0.097cm" fo:border="0.5pt solid #000000">
        <style:background-image/>
      </style:table-cell-properties>
    </style:style>
    <style:style style:name="Tableau27" style:family="table">
      <style:table-properties style:width="17cm" table:align="margins"/>
    </style:style>
    <style:style style:name="Tableau27.A" style:family="table-column">
      <style:table-column-properties style:column-width="17cm" style:rel-column-width="65535*"/>
    </style:style>
    <style:style style:name="Tableau27.A1" style:family="table-cell">
      <style:table-cell-properties fo:padding="0.097cm" fo:border="0.5pt solid #000000"/>
    </style:style>
    <style:style style:name="Tableau25" style:family="table">
      <style:table-properties style:width="17cm" table:align="margins" fo:background-color="transparent">
        <style:background-image/>
      </style:table-properties>
    </style:style>
    <style:style style:name="Tableau25.A" style:family="table-column">
      <style:table-column-properties style:column-width="8.5cm" style:rel-column-width="32767*"/>
    </style:style>
    <style:style style:name="Tableau25.1" style:family="table-row">
      <style:table-row-properties fo:background-color="transparent">
        <style:background-image/>
      </style:table-row-properties>
    </style:style>
    <style:style style:name="Tableau2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au25.B1" style:family="table-cell">
      <style:table-cell-properties fo:background-color="#eeeeee" fo:padding="0.097cm" fo:border="0.5pt solid #000000">
        <style:background-image/>
      </style:table-cell-properties>
    </style:style>
    <style:style style:name="Tableau25.A2" style:family="table-cell">
      <style:table-cell-properties fo:padding="0.097cm" fo:border-left="0.5pt solid #000000" fo:border-right="none" fo:border-top="none" fo:border-bottom="0.5pt solid #000000"/>
    </style:style>
    <style:style style:name="Tableau25.B2" style:family="table-cell">
      <style:table-cell-properties fo:padding="0.097cm" fo:border-left="0.5pt solid #000000" fo:border-right="0.5pt solid #000000" fo:border-top="none" fo:border-bottom="0.5pt solid #000000"/>
    </style:style>
    <style:style style:name="Tableau26" style:family="table">
      <style:table-properties style:width="17cm" table:align="margins" fo:background-color="transparent">
        <style:background-image/>
      </style:table-properties>
    </style:style>
    <style:style style:name="Tableau26.A" style:family="table-column">
      <style:table-column-properties style:column-width="8.5cm" style:rel-column-width="32767*"/>
    </style:style>
    <style:style style:name="Tableau26.1" style:family="table-row">
      <style:table-row-properties fo:background-color="transparent">
        <style:background-image/>
      </style:table-row-properties>
    </style:style>
    <style:style style:name="Tableau2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au26.B1" style:family="table-cell">
      <style:table-cell-properties fo:background-color="#eeeeee" fo:padding="0.097cm" fo:border="0.5pt solid #000000">
        <style:background-image/>
      </style:table-cell-properties>
    </style:style>
    <style:style style:name="Tableau26.A2" style:family="table-cell">
      <style:table-cell-properties fo:padding="0.097cm" fo:border-left="0.5pt solid #000000" fo:border-right="none" fo:border-top="none" fo:border-bottom="0.5pt solid #000000"/>
    </style:style>
    <style:style style:name="Tableau26.B2" style:family="table-cell">
      <style:table-cell-properties fo:padding="0.097cm" fo:border-left="0.5pt solid #000000" fo:border-right="0.5pt solid #000000" fo:border-top="none" fo:border-bottom="0.5pt solid #000000"/>
    </style:style>
    <style:style style:name="Tableau26.A3" style:family="table-cell">
      <style:table-cell-properties fo:padding="0.097cm" fo:border-left="0.5pt solid #000000" fo:border-right="none" fo:border-top="none" fo:border-bottom="0.5pt solid #000000"/>
    </style:style>
    <style:style style:name="Tableau26.B3" style:family="table-cell">
      <style:table-cell-properties fo:padding="0.097cm" fo:border-left="0.5pt solid #000000" fo:border-right="0.5pt solid #000000" fo:border-top="none" fo:border-bottom="0.5pt solid #000000"/>
    </style:style>
    <style:style style:name="Tableau28" style:family="table">
      <style:table-properties style:width="17cm" table:align="margins"/>
    </style:style>
    <style:style style:name="Tableau28.A" style:family="table-column">
      <style:table-column-properties style:column-width="17cm" style:rel-column-width="65535*"/>
    </style:style>
    <style:style style:name="Tableau28.A1" style:family="table-cell">
      <style:table-cell-properties fo:padding="0.097cm" fo:border="0.5pt solid #000000"/>
    </style:style>
    <style:style style:name="Tableau29" style:family="table">
      <style:table-properties style:width="17cm" table:align="margins"/>
    </style:style>
    <style:style style:name="Tableau29.A" style:family="table-column">
      <style:table-column-properties style:column-width="17cm" style:rel-column-width="65535*"/>
    </style:style>
    <style:style style:name="Tableau29.A1" style:family="table-cell">
      <style:table-cell-properties fo:padding="0.097cm" fo:border="0.5pt solid #000000"/>
    </style:style>
    <style:style style:name="P1" style:family="paragraph" style:parent-style-name="Footer">
      <style:paragraph-properties fo:text-align="end" style:justify-single-word="false"/>
      <style:text-properties fo:font-style="italic" style:font-style-asian="italic" style:font-style-complex="italic"/>
    </style:style>
    <style:style style:name="P2" style:family="paragraph" style:parent-style-name="Standard">
      <style:text-properties officeooo:rsid="0005e7dc" officeooo:paragraph-rsid="00141964"/>
    </style:style>
    <style:style style:name="P3" style:family="paragraph" style:parent-style-name="Standard">
      <style:paragraph-properties fo:text-align="center" style:justify-single-word="false"/>
      <style:text-properties fo:font-size="16pt" fo:font-weight="bold" officeooo:rsid="00056dbe" officeooo:paragraph-rsid="00141964" style:font-size-asian="16pt" style:font-weight-asian="bold" style:font-size-complex="16pt" style:font-weight-complex="bold"/>
    </style:style>
    <style:style style:name="P4" style:family="paragraph" style:parent-style-name="Standard">
      <style:text-properties fo:font-weight="bold" officeooo:rsid="0005e7dc" officeooo:paragraph-rsid="00141964" style:font-weight-asian="bold" style:font-weight-complex="bold"/>
    </style:style>
    <style:style style:name="P5" style:family="paragraph" style:parent-style-name="Table_20_Contents">
      <style:paragraph-properties fo:text-align="center" style:justify-single-word="false"/>
      <style:text-properties fo:font-weight="bold" officeooo:rsid="001a3fe2" officeooo:paragraph-rsid="001a3fe2" style:font-weight-asian="bold" style:font-weight-complex="bold"/>
    </style:style>
    <style:style style:name="P6" style:family="paragraph" style:parent-style-name="Standard">
      <style:paragraph-properties fo:margin-left="0cm" fo:margin-right="0cm" fo:text-indent="0cm" style:auto-text-indent="false"/>
      <style:text-properties fo:font-weight="bold" officeooo:paragraph-rsid="0025771a" style:font-weight-asian="bold" style:font-weight-complex="bold"/>
    </style:style>
    <style:style style:name="P7" style:family="paragraph" style:parent-style-name="Standard">
      <style:paragraph-properties fo:margin-left="1.251cm" fo:margin-right="0cm" fo:text-indent="0cm" style:auto-text-indent="false" fo:break-before="page"/>
      <style:text-properties style:text-underline-style="solid" style:text-underline-width="auto" style:text-underline-color="font-color" officeooo:rsid="0014d059" officeooo:paragraph-rsid="0014d059"/>
    </style:style>
    <style:style style:name="P8" style:family="paragraph" style:parent-style-name="Standard">
      <style:paragraph-properties fo:margin-left="1.251cm" fo:margin-right="0cm" fo:text-indent="0cm" style:auto-text-indent="false"/>
      <style:text-properties style:text-underline-style="solid" style:text-underline-width="auto" style:text-underline-color="font-color" officeooo:rsid="0005e7dc" officeooo:paragraph-rsid="00141964"/>
    </style:style>
    <style:style style:name="P9" style:family="paragraph" style:parent-style-name="Standard">
      <style:text-properties officeooo:rsid="00141964"/>
    </style:style>
    <style:style style:name="P10" style:family="paragraph" style:parent-style-name="Standard">
      <style:text-properties officeooo:rsid="00141964" officeooo:paragraph-rsid="00141964"/>
    </style:style>
    <style:style style:name="P11" style:family="paragraph" style:parent-style-name="Standard">
      <style:paragraph-properties fo:text-align="justify" style:justify-single-word="false"/>
      <style:text-properties officeooo:rsid="00141964" officeooo:paragraph-rsid="00141964"/>
    </style:style>
    <style:style style:name="P12" style:family="paragraph" style:parent-style-name="Standard">
      <style:paragraph-properties fo:margin-left="1.251cm" fo:margin-right="0cm" fo:text-align="justify" style:justify-single-word="false" fo:text-indent="0cm" style:auto-text-indent="false"/>
      <style:text-properties officeooo:rsid="00141964" officeooo:paragraph-rsid="00141964"/>
    </style:style>
    <style:style style:name="P13" style:family="paragraph" style:parent-style-name="Standard">
      <style:paragraph-properties fo:margin-left="2.501cm" fo:margin-right="0cm" fo:text-indent="0cm" style:auto-text-indent="false"/>
    </style:style>
    <style:style style:name="P14" style:family="paragraph" style:parent-style-name="Standard">
      <style:text-properties officeooo:rsid="0014d059" officeooo:paragraph-rsid="0014d059"/>
    </style:style>
    <style:style style:name="P15" style:family="paragraph" style:parent-style-name="Table_20_Contents">
      <style:text-properties officeooo:rsid="0014d059" officeooo:paragraph-rsid="0014d059"/>
    </style:style>
    <style:style style:name="P16" style:family="paragraph" style:parent-style-name="Standard">
      <style:text-properties officeooo:rsid="00152ee8" officeooo:paragraph-rsid="00152ee8"/>
    </style:style>
    <style:style style:name="P17" style:family="paragraph" style:parent-style-name="Standard">
      <style:text-properties officeooo:rsid="00152ee8" officeooo:paragraph-rsid="00153bf8"/>
    </style:style>
    <style:style style:name="P18" style:family="paragraph" style:parent-style-name="Standard">
      <style:text-properties officeooo:rsid="00153bf8" officeooo:paragraph-rsid="00153bf8"/>
    </style:style>
    <style:style style:name="P19" style:family="paragraph" style:parent-style-name="Standard">
      <style:paragraph-properties fo:break-before="page"/>
      <style:text-properties officeooo:rsid="00153bf8" officeooo:paragraph-rsid="00153bf8"/>
    </style:style>
    <style:style style:name="P20" style:family="paragraph" style:parent-style-name="Standard">
      <style:paragraph-properties fo:margin-left="0cm" fo:margin-right="0cm" fo:text-indent="0cm" style:auto-text-indent="false"/>
      <style:text-properties officeooo:rsid="00153bf8" officeooo:paragraph-rsid="00153bf8"/>
    </style:style>
    <style:style style:name="P21" style:family="paragraph" style:parent-style-name="Standard">
      <style:paragraph-properties fo:margin-left="0cm" fo:margin-right="0cm" fo:text-indent="0cm" style:auto-text-indent="false"/>
      <style:text-properties officeooo:rsid="0016f2a3" officeooo:paragraph-rsid="0016f2a3"/>
    </style:style>
    <style:style style:name="P22" style:family="paragraph" style:parent-style-name="Standard">
      <style:paragraph-properties fo:margin-left="1.251cm" fo:margin-right="0cm" fo:text-indent="0cm" style:auto-text-indent="false"/>
      <style:text-properties officeooo:rsid="0016f2a3" officeooo:paragraph-rsid="0016f2a3"/>
    </style:style>
    <style:style style:name="P23" style:family="paragraph" style:parent-style-name="Table_20_Contents">
      <style:text-properties officeooo:rsid="0018a847" officeooo:paragraph-rsid="0018a847"/>
    </style:style>
    <style:style style:name="P24" style:family="paragraph" style:parent-style-name="Standard">
      <style:text-properties officeooo:rsid="001a3487" officeooo:paragraph-rsid="001a3487"/>
    </style:style>
    <style:style style:name="P25" style:family="paragraph" style:parent-style-name="Standard">
      <style:paragraph-properties fo:margin-left="0cm" fo:margin-right="0cm" fo:text-indent="0cm" style:auto-text-indent="false"/>
      <style:text-properties officeooo:rsid="001a3fe2" officeooo:paragraph-rsid="001a3fe2"/>
    </style:style>
    <style:style style:name="P26" style:family="paragraph" style:parent-style-name="Standard">
      <style:text-properties fo:font-style="normal" officeooo:rsid="00141964" officeooo:paragraph-rsid="00141964" style:font-style-asian="normal" style:font-style-complex="normal"/>
    </style:style>
    <style:style style:name="P27" style:family="paragraph" style:parent-style-name="Standard">
      <style:paragraph-properties fo:text-align="justify" style:justify-single-word="false"/>
      <style:text-properties fo:font-style="normal" officeooo:rsid="00141964" officeooo:paragraph-rsid="00141964" style:font-style-asian="normal" style:font-style-complex="normal"/>
    </style:style>
    <style:style style:name="P28" style:family="paragraph" style:parent-style-name="Standard">
      <style:paragraph-properties fo:margin-left="0cm" fo:margin-right="0cm" fo:text-align="justify" style:justify-single-word="false" fo:text-indent="0cm" style:auto-text-indent="false"/>
      <style:text-properties fo:font-style="normal" officeooo:rsid="0014d059" officeooo:paragraph-rsid="0014d059" style:font-style-asian="normal" style:font-style-complex="normal"/>
    </style:style>
    <style:style style:name="P29" style:family="paragraph" style:parent-style-name="Standard">
      <style:paragraph-properties fo:margin-left="0cm" fo:margin-right="0cm" fo:text-indent="0cm" style:auto-text-indent="false"/>
      <style:text-properties fo:font-style="normal" officeooo:rsid="0014d059" officeooo:paragraph-rsid="0014d059" style:font-style-asian="normal" style:font-style-complex="normal"/>
    </style:style>
    <style:style style:name="P30" style:family="paragraph" style:parent-style-name="Standard">
      <style:text-properties fo:font-style="normal" officeooo:rsid="00152ee8" officeooo:paragraph-rsid="00152ee8" style:font-style-asian="normal" style:font-style-complex="normal"/>
    </style:style>
    <style:style style:name="P31" style:family="paragraph" style:parent-style-name="Standard">
      <style:text-properties fo:font-style="normal" officeooo:rsid="00153bf8" officeooo:paragraph-rsid="00153bf8" style:font-style-asian="normal" style:font-style-complex="normal"/>
    </style:style>
    <style:style style:name="P32" style:family="paragraph" style:parent-style-name="Standard">
      <style:text-properties fo:font-style="normal" officeooo:rsid="001a3487" officeooo:paragraph-rsid="001a3487" style:font-style-asian="normal" style:font-style-complex="normal"/>
    </style:style>
    <style:style style:name="P33" style:family="paragraph" style:parent-style-name="Standard">
      <style:text-properties fo:font-style="normal" officeooo:rsid="001a3fe2" officeooo:paragraph-rsid="001a3487" style:font-style-asian="normal" style:font-style-complex="normal"/>
    </style:style>
    <style:style style:name="P34" style:family="paragraph" style:parent-style-name="Standard">
      <style:paragraph-properties fo:margin-left="0cm" fo:margin-right="0cm" fo:text-indent="0cm" style:auto-text-indent="false"/>
      <style:text-properties fo:font-style="normal" officeooo:rsid="0016f2a3" officeooo:paragraph-rsid="0016f2a3" style:font-style-asian="normal" style:font-style-complex="normal"/>
    </style:style>
    <style:style style:name="P35" style:family="paragraph" style:parent-style-name="Standard">
      <style:paragraph-properties fo:break-before="page"/>
      <style:text-properties fo:font-style="normal" fo:font-weight="bold" officeooo:rsid="00152ee8" officeooo:paragraph-rsid="00152ee8" style:font-style-asian="normal" style:font-weight-asian="bold" style:font-style-complex="normal" style:font-weight-complex="bold"/>
    </style:style>
    <style:style style:name="P36" style:family="paragraph" style:parent-style-name="Standard">
      <style:text-properties fo:font-style="normal" fo:font-weight="bold" officeooo:rsid="00152ee8" officeooo:paragraph-rsid="00152ee8" style:font-style-asian="normal" style:font-weight-asian="bold" style:font-style-complex="normal" style:font-weight-complex="bold"/>
    </style:style>
    <style:style style:name="P37" style:family="paragraph" style:parent-style-name="Standard">
      <style:paragraph-properties fo:margin-left="0cm" fo:margin-right="0cm" fo:text-indent="0cm" style:auto-text-indent="false" fo:break-before="page"/>
      <style:text-properties fo:font-style="normal" fo:font-weight="bold" officeooo:rsid="00152ee8" officeooo:paragraph-rsid="001f2f97" style:font-style-asian="normal" style:font-weight-asian="bold" style:font-style-complex="normal" style:font-weight-complex="bold"/>
    </style:style>
    <style:style style:name="P38" style:family="paragraph" style:parent-style-name="Standard">
      <style:paragraph-properties fo:margin-left="0cm" fo:margin-right="0cm" fo:text-indent="0cm" style:auto-text-indent="false"/>
      <style:text-properties fo:font-style="normal" fo:font-weight="normal" officeooo:rsid="0016f2a3" officeooo:paragraph-rsid="0016f2a3" style:font-style-asian="normal" style:font-weight-asian="normal" style:font-style-complex="normal" style:font-weight-complex="normal"/>
    </style:style>
    <style:style style:name="P39" style:family="paragraph" style:parent-style-name="Standard">
      <style:paragraph-properties fo:margin-left="0cm" fo:margin-right="0cm" fo:text-indent="0cm" style:auto-text-indent="false"/>
      <style:text-properties fo:font-style="normal" fo:font-weight="normal" officeooo:rsid="0018a847" officeooo:paragraph-rsid="0018a847" style:font-style-asian="normal" style:font-weight-asian="normal" style:font-style-complex="normal" style:font-weight-complex="normal"/>
    </style:style>
    <style:style style:name="P40" style:family="paragraph" style:parent-style-name="Standard">
      <style:text-properties officeooo:paragraph-rsid="00237789"/>
    </style:style>
    <style:style style:name="P41" style:family="paragraph" style:parent-style-name="Standard">
      <style:paragraph-properties fo:margin-left="1.251cm" fo:margin-right="0cm" fo:text-indent="0cm" style:auto-text-indent="false"/>
      <style:text-properties officeooo:paragraph-rsid="00237789"/>
    </style:style>
    <style:style style:name="P42" style:family="paragraph" style:parent-style-name="Standard">
      <style:paragraph-properties fo:margin-left="0cm" fo:margin-right="0cm" fo:text-indent="0cm" style:auto-text-indent="false"/>
      <style:text-properties officeooo:paragraph-rsid="00237789"/>
    </style:style>
    <style:style style:name="P43" style:family="paragraph" style:parent-style-name="Standard">
      <style:text-properties officeooo:rsid="00237789" officeooo:paragraph-rsid="00237789"/>
    </style:style>
    <style:style style:name="P44" style:family="paragraph" style:parent-style-name="Standard">
      <style:paragraph-properties fo:margin-left="0cm" fo:margin-right="0cm" fo:text-indent="0cm" style:auto-text-indent="false"/>
      <style:text-properties officeooo:rsid="00237789" officeooo:paragraph-rsid="00237789"/>
    </style:style>
    <style:style style:name="P45" style:family="paragraph" style:parent-style-name="Table_20_Contents">
      <style:text-properties officeooo:rsid="00237789" officeooo:paragraph-rsid="00237789"/>
    </style:style>
    <style:style style:name="P46" style:family="paragraph" style:parent-style-name="Standard">
      <style:text-properties officeooo:paragraph-rsid="0025771a"/>
    </style:style>
    <style:style style:name="P47" style:family="paragraph" style:parent-style-name="Standard">
      <style:paragraph-properties fo:margin-left="0cm" fo:margin-right="0cm" fo:text-indent="0cm" style:auto-text-indent="false"/>
      <style:text-properties officeooo:paragraph-rsid="0025771a"/>
    </style:style>
    <style:style style:name="P48" style:family="paragraph" style:parent-style-name="Standard">
      <style:text-properties officeooo:rsid="0025771a" officeooo:paragraph-rsid="0025771a"/>
    </style:style>
    <style:style style:name="P49" style:family="paragraph" style:parent-style-name="Standard">
      <style:paragraph-properties fo:text-align="justify" style:justify-single-word="false"/>
      <style:text-properties officeooo:rsid="0025771a" officeooo:paragraph-rsid="0025771a"/>
    </style:style>
    <style:style style:name="P50" style:family="paragraph" style:parent-style-name="Standard">
      <style:text-properties fo:font-weight="normal" officeooo:rsid="0025771a" officeooo:paragraph-rsid="0025771a" style:font-weight-asian="normal" style:font-weight-complex="normal"/>
    </style:style>
    <style:style style:name="P51" style:family="paragraph" style:parent-style-name="Standard">
      <style:text-properties officeooo:rsid="0028334b" officeooo:paragraph-rsid="0028334b"/>
    </style:style>
    <style:style style:name="P52" style:family="paragraph" style:parent-style-name="Standard">
      <style:paragraph-properties fo:text-align="justify" style:justify-single-word="false"/>
      <style:text-properties officeooo:rsid="0028334b" officeooo:paragraph-rsid="0028334b"/>
    </style:style>
    <style:style style:name="P53" style:family="paragraph" style:parent-style-name="Table_20_Contents">
      <style:paragraph-properties fo:text-align="justify" style:justify-single-word="false"/>
    </style:style>
    <style:style style:name="P54" style:family="paragraph" style:parent-style-name="Standard">
      <style:text-properties fo:font-weight="bold" officeooo:rsid="0028334b" officeooo:paragraph-rsid="00237789" style:font-weight-asian="bold" style:font-weight-complex="bold"/>
    </style:style>
    <style:style style:name="P55" style:family="paragraph" style:parent-style-name="Standard">
      <style:paragraph-properties fo:text-align="justify" style:justify-single-word="false" fo:break-before="page"/>
      <style:text-properties fo:font-weight="bold" officeooo:rsid="002c45e6" officeooo:paragraph-rsid="002c45e6" style:font-weight-asian="bold" style:font-weight-complex="bold"/>
    </style:style>
    <style:style style:name="P56" style:family="paragraph" style:parent-style-name="Standard">
      <style:paragraph-properties fo:text-align="justify" style:justify-single-word="false"/>
      <style:text-properties officeooo:rsid="0028334b" officeooo:paragraph-rsid="0028334b"/>
    </style:style>
    <style:style style:name="P57" style:family="paragraph" style:parent-style-name="Standard">
      <style:paragraph-properties fo:text-align="justify" style:justify-single-word="false"/>
      <style:text-properties officeooo:rsid="002c45e6" officeooo:paragraph-rsid="002c45e6"/>
    </style:style>
    <style:style style:name="P58" style:family="paragraph" style:parent-style-name="Standard">
      <style:paragraph-properties fo:margin-left="1.251cm" fo:margin-right="0cm" fo:text-align="justify" style:justify-single-word="false" fo:text-indent="0cm" style:auto-text-indent="false"/>
      <style:text-properties officeooo:rsid="002c45e6" officeooo:paragraph-rsid="002c45e6"/>
    </style:style>
    <style:style style:name="P59" style:family="paragraph" style:parent-style-name="Standard">
      <style:paragraph-properties fo:margin-left="2.501cm" fo:margin-right="0cm" fo:text-align="justify" style:justify-single-word="false" fo:text-indent="0cm" style:auto-text-indent="false"/>
      <style:text-properties officeooo:rsid="002c45e6" officeooo:paragraph-rsid="002c45e6"/>
    </style:style>
    <style:style style:name="P60" style:family="paragraph" style:parent-style-name="Standard">
      <style:paragraph-properties fo:margin-left="0cm" fo:margin-right="0cm" fo:text-align="justify" style:justify-single-word="false" fo:text-indent="0cm" style:auto-text-indent="false"/>
      <style:text-properties officeooo:rsid="002c45e6" officeooo:paragraph-rsid="002c45e6"/>
    </style:style>
    <style:style style:name="P61" style:family="paragraph" style:parent-style-name="Standard">
      <style:paragraph-properties fo:margin-left="1.251cm" fo:margin-right="0cm" fo:text-align="justify" style:justify-single-word="false" fo:text-indent="0cm" style:auto-text-indent="false"/>
      <style:text-properties officeooo:paragraph-rsid="002c45e6"/>
    </style:style>
    <style:style style:name="P62" style:family="paragraph" style:parent-style-name="Standard">
      <style:paragraph-properties fo:text-align="justify" style:justify-single-word="false"/>
      <style:text-properties fo:font-size="12pt" officeooo:rsid="002c45e6" officeooo:paragraph-rsid="002c45e6" style:font-size-asian="12pt" style:font-size-complex="12pt"/>
    </style:style>
    <style:style style:name="P63" style:family="paragraph" style:parent-style-name="Standard">
      <style:paragraph-properties fo:text-align="start" style:justify-single-word="false"/>
      <style:text-properties fo:font-size="12pt" officeooo:rsid="002c45e6" officeooo:paragraph-rsid="002c45e6" style:font-size-asian="12pt" style:font-size-complex="12pt"/>
    </style:style>
    <style:style style:name="P64" style:family="paragraph" style:parent-style-name="Table_20_Contents">
      <style:paragraph-properties fo:text-align="justify" style:justify-single-word="false"/>
    </style:style>
    <style:style style:name="P65" style:family="paragraph" style:parent-style-name="Table_20_Contents">
      <style:paragraph-properties fo:text-align="justify" style:justify-single-word="false"/>
      <style:text-properties officeooo:paragraph-rsid="002c45e6"/>
    </style:style>
    <style:style style:name="P66" style:family="paragraph" style:parent-style-name="Table_20_Contents">
      <style:paragraph-properties fo:text-align="center" style:justify-single-word="false"/>
      <style:text-properties fo:font-weight="bold" officeooo:rsid="002c45e6" officeooo:paragraph-rsid="002c45e6" style:font-weight-asian="bold" style:font-weight-complex="bold"/>
    </style:style>
    <style:style style:name="P67" style:family="paragraph" style:parent-style-name="Table_20_Contents">
      <style:paragraph-properties fo:text-align="justify" style:justify-single-word="false"/>
      <style:text-properties fo:font-weight="bold" officeooo:rsid="002c45e6" officeooo:paragraph-rsid="002c45e6" style:font-weight-asian="bold" style:font-weight-complex="bold"/>
    </style:style>
    <style:style style:name="P68" style:family="paragraph" style:parent-style-name="Table_20_Contents">
      <style:paragraph-properties fo:text-align="center" style:justify-single-word="false"/>
      <style:text-properties fo:font-size="11pt" fo:font-style="italic" fo:font-weight="bold" officeooo:rsid="002c45e6" officeooo:paragraph-rsid="002c45e6" style:font-size-asian="11pt" style:font-style-asian="italic" style:font-weight-asian="bold" style:font-size-complex="11pt" style:font-style-complex="italic" style:font-weight-complex="bold"/>
    </style:style>
    <style:style style:name="P69" style:family="paragraph" style:parent-style-name="Table_20_Contents">
      <style:paragraph-properties fo:text-align="justify" style:justify-single-word="false"/>
      <style:text-properties fo:font-size="11pt" fo:font-style="italic" style:font-size-asian="11pt" style:font-style-asian="italic" style:font-size-complex="11pt" style:font-style-complex="italic"/>
    </style:style>
    <style:style style:name="P70" style:family="paragraph" style:parent-style-name="Table_20_Contents">
      <style:paragraph-properties fo:text-align="justify" style:justify-single-word="false"/>
      <style:text-properties fo:font-size="11pt" fo:font-style="italic" officeooo:rsid="002c45e6" officeooo:paragraph-rsid="002c45e6" style:font-size-asian="11pt" style:font-style-asian="italic" style:font-size-complex="11pt" style:font-style-complex="italic"/>
    </style:style>
    <style:style style:name="T1" style:family="text">
      <style:text-properties officeooo:rsid="00141964"/>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style:style style:name="T4" style:family="text">
      <style:text-properties fo:font-style="italic" officeooo:rsid="001a3fe2"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officeooo:rsid="00152ee8" style:font-style-asian="normal" style:font-style-complex="normal"/>
    </style:style>
    <style:style style:name="T9" style:family="text">
      <style:text-properties fo:font-style="normal" officeooo:rsid="0016f2a3" style:font-style-asian="normal" style:font-style-complex="normal"/>
    </style:style>
    <style:style style:name="T10" style:family="text">
      <style:text-properties fo:font-style="normal" officeooo:rsid="001a3fe2" style:font-style-asian="normal" style:font-style-complex="normal"/>
    </style:style>
    <style:style style:name="T11" style:family="text">
      <style:text-properties fo:font-style="normal" officeooo:rsid="002c45e6" style:font-style-asian="normal" style:font-style-complex="normal"/>
    </style:style>
    <style:style style:name="T12" style:family="text">
      <style:text-properties fo:font-style="normal" style:text-underline-style="solid" style:text-underline-width="auto" style:text-underline-color="font-color" style:font-style-asian="normal" style:font-style-complex="normal"/>
    </style:style>
    <style:style style:name="T13" style:family="text">
      <style:text-properties fo:font-style="normal" style:text-underline-style="solid" style:text-underline-width="auto" style:text-underline-color="font-color" officeooo:rsid="0016f2a3" style:font-style-asian="normal" style:font-style-complex="normal"/>
    </style:style>
    <style:style style:name="T1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officeooo:rsid="001a3fe2" style:font-style-asian="normal" style:font-weight-asian="bold" style:font-style-complex="normal" style:font-weight-complex="bold"/>
    </style:style>
    <style:style style:name="T17" style:family="text">
      <style:text-properties fo:font-style="normal" fo:font-weight="bold" officeooo:rsid="002c45e6" style:font-style-asian="normal" style:font-weight-asian="bold" style:font-style-complex="normal"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2c45e6" style:font-style-asian="normal" style:font-weight-asian="normal" style:font-style-complex="normal" style:font-weight-complex="normal"/>
    </style:style>
    <style:style style:name="T20" style:family="text">
      <style:text-properties officeooo:rsid="00152ee8"/>
    </style:style>
    <style:style style:name="T21" style:family="text">
      <style:text-properties officeooo:rsid="001a3487"/>
    </style:style>
    <style:style style:name="T22" style:family="text">
      <style:text-properties officeooo:rsid="001bb2bc"/>
    </style:style>
    <style:style style:name="T23" style:family="text">
      <style:text-properties officeooo:rsid="001f2f97"/>
    </style:style>
    <style:style style:name="T24" style:family="text">
      <style:text-properties fo:font-weight="bold" style:font-weight-asian="bold" style:font-weight-complex="bold"/>
    </style:style>
    <style:style style:name="T25" style:family="text">
      <style:text-properties fo:font-weight="bold" officeooo:rsid="00237789" style:font-weight-asian="bold" style:font-weight-complex="bold"/>
    </style:style>
    <style:style style:name="T26" style:family="text">
      <style:text-properties fo:font-weight="bold" officeooo:rsid="0025771a"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25771a" style:font-weight-asian="normal" style:font-weight-complex="normal"/>
    </style:style>
    <style:style style:name="T29" style:family="text">
      <style:text-properties officeooo:rsid="00237789"/>
    </style:style>
    <style:style style:name="T30" style:family="text">
      <style:text-properties officeooo:rsid="0025771a"/>
    </style:style>
    <style:style style:name="T31" style:family="text">
      <style:text-properties officeooo:rsid="0028334b"/>
    </style:style>
    <style:style style:name="T32" style:family="text">
      <style:text-properties style:text-underline-style="none"/>
    </style:style>
    <style:style style:name="T33" style:family="text">
      <style:text-properties officeooo:rsid="002c45e6"/>
    </style:style>
    <style:style style:name="T34"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Être libre, est-ce faire tout ce qui nous plaît ?</text:p>
      <text:p text:style-name="P2"/>
      <text:p text:style-name="P4">Introduction</text:p>
      <text:p text:style-name="P8">a. Définition des termes</text:p>
      <text:p text:style-name="P13">- <text:span text:style-name="T1">l’idée de liberté</text:span></text:p>
      <text:p text:style-name="P9"/>
      <text:p text:style-name="P10">A votre avis, qui n’est <text:span text:style-name="T3">pas libre </text:span><text:span text:style-name="T7">? Indiquez quels sont les êtres les </text:span><text:span text:style-name="T3">moins </text:span><text:span text:style-name="T7">libres d’après vous.</text:span></text:p>
      <table:table table:name="Tableau1" table:style-name="Tableau1">
        <table:table-column table:style-name="Tableau1.A"/>
        <table:table-row>
          <table:table-cell table:style-name="Tableau1.A1" office:value-type="string">
            <text:p text:style-name="Table_20_Contents"/>
            <text:p text:style-name="Table_20_Contents"/>
            <text:p text:style-name="Table_20_Contents"/>
            <text:p text:style-name="Table_20_Contents"/>
            <text:p text:style-name="Table_20_Contents"/>
          </table:table-cell>
        </table:table-row>
      </table:table>
      <text:p text:style-name="P26"/>
      <text:p text:style-name="P11"><text:span text:style-name="T7">De façon générale, pour quelle raison considérez-vous que ces êtres ne sont pas libres ? Qu’est-ce qu’ils ne peuvent pas faire ? </text:span><text:span text:style-name="T8">Donnez une définition générale de l’idée de liberté.</text:span></text:p>
      <table:table table:name="Tableau2" table:style-name="Tableau2">
        <table:table-column table:style-name="Tableau2.A"/>
        <table:table-row table:style-name="Tableau2.1">
          <table:table-cell table:style-name="Tableau2.A1" office:value-type="string">
            <text:p text:style-name="Table_20_Contents"/>
            <text:p text:style-name="Table_20_Contents"/>
            <text:p text:style-name="Table_20_Contents"/>
            <text:p text:style-name="Table_20_Contents"/>
            <text:p text:style-name="Table_20_Contents"/>
          </table:table-cell>
        </table:table-row>
      </table:table>
      <text:p text:style-name="P26"/>
      <text:p text:style-name="P27">Le verbe « pouvoir » a en fait deux bien distincts. Analysez les phrases suivantes :</text:p>
      <text:p text:style-name="P12"><text:span text:style-name="T7">(a) Est-ce que je </text:span><text:span text:style-name="T3">peux</text:span><text:span text:style-name="T7"> prendre ta trousse ?</text:span></text:p>
      <text:p text:style-name="P12"><text:span text:style-name="T7">(b) Est-ce que tu </text:span><text:span text:style-name="T3">peux</text:span><text:span text:style-name="T7"> courir un marathon ?</text:span></text:p>
      <text:p text:style-name="P28">Dans les deux cas, il s’agit bien du verbe « pouvoir », mais dans un sens différent. Reformulez chaque phrase, et expliquez le sens que prend ce verbe.</text:p>
      <table:table table:name="Tableau3" table:style-name="Tableau3">
        <table:table-column table:style-name="Tableau3.A"/>
        <table:table-row>
          <table:table-cell table:style-name="Tableau3.A1" office:value-type="string">
            <text:p text:style-name="P15">(a)</text:p>
            <text:p text:style-name="Table_20_Contents"/>
            <text:p text:style-name="Table_20_Contents"/>
            <text:p text:style-name="P15">(b)</text:p>
            <text:p text:style-name="P15"/>
            <text:p text:style-name="Table_20_Contents"/>
          </table:table-cell>
        </table:table-row>
      </table:table>
      <text:p text:style-name="P29"/>
      <text:p text:style-name="P28">Quand on dit qu’être libre c’est « pouvoir faire ce que l’on veut », on peut en fait penser à deux sortes de libertés différentes. Expliquez quels sont ces deux sens en fonction de l’analyse que vous venez de mener.</text:p>
      <table:table table:name="Tableau4" table:style-name="Tableau4">
        <table:table-column table:style-name="Tableau4.A"/>
        <table:table-row>
          <table:table-cell table:style-name="Tableau4.A1" office:value-type="string">
            <text:p text:style-name="Table_20_Contents"/>
            <text:p text:style-name="Table_20_Contents"/>
            <text:p text:style-name="Table_20_Contents"/>
            <text:p text:style-name="Table_20_Contents"/>
            <text:p text:style-name="Table_20_Contents"/>
          </table:table-cell>
        </table:table-row>
      </table:table>
      <text:p text:style-name="P29"/>
      <text:p text:style-name="P14">Dans la liste des êtres non-libres que vous avez dégagées, identifiez à chaque fois à quelle forme de liberté vous avez pensé.</text:p>
      <text:p text:style-name="P7">b. Problématisation</text:p>
      <text:p text:style-name="P14"/>
      <text:p text:style-name="P16">Première réponse : Comme on l’a vu, quand on imagine quelqu’un qui n’est pas libre, on l’imagine souvent dans une situation où il ne fait pas ce qu’il veut. C’est la conception la plus naturelle et intuitive de la liberté.</text:p>
      <text:p text:style-name="P14"/>
      <text:p text:style-name="P14"><text:span text:style-name="T20">Préparation de la seconde réponse : </text:span>Imaginez maintenant le cas suivant : nous sommes dans un royaume dirigé par un jeune prince, qui a le pouvoir absolu et décide d’absolument tout. Cet enfant est extrêmement capricieux, <text:span text:style-name="T20">et obtient immédiatement chaque chose qu’il désire.</text:span></text:p>
      <text:p text:style-name="P16"><text:span text:style-name="T2">Question :</text:span> considérez-vous que cet enfant est libre, et pourquoi ?</text:p>
      <table:table table:name="Tableau5" table:style-name="Tableau5">
        <table:table-column table:style-name="Tableau5.A"/>
        <table:table-row>
          <table:table-cell table:style-name="Tableau5.A1" office:value-type="string">
            <text:p text:style-name="Table_20_Contents"/>
            <text:p text:style-name="Table_20_Contents"/>
            <text:p text:style-name="Table_20_Contents"/>
            <text:p text:style-name="Table_20_Contents"/>
          </table:table-cell>
        </table:table-row>
      </table:table>
      <text:p text:style-name="P16"/>
      <text:p text:style-name="P18">Ai-je moi-même choisi ce qui me plaît ? Pensez à un plat que je mange, ou à un tableau que je regarde. Qu’est-ce qui détermine le fait que ça me plaise ou non ? </text:p>
      <table:table table:name="Tableau8" table:style-name="Tableau8">
        <table:table-column table:style-name="Tableau8.A"/>
        <table:table-row>
          <table:table-cell table:style-name="Tableau8.A1" office:value-type="string">
            <text:p text:style-name="Table_20_Contents"/>
            <text:p text:style-name="Table_20_Contents"/>
            <text:p text:style-name="Table_20_Contents"/>
            <text:p text:style-name="Table_20_Contents"/>
          </table:table-cell>
        </table:table-row>
      </table:table>
      <text:p text:style-name="P17"/>
      <text:p text:style-name="P16">Si vous ne considérez pas que cet enfant est totalement libre, sur quelle conception de la liberté vous appuyez-vous ? Que signifierait le fait d’être <text:span text:style-name="T3">vraiment</text:span><text:span text:style-name="T7"> libre ?</text:span></text:p>
      <table:table table:name="Tableau6" table:style-name="Tableau6">
        <table:table-column table:style-name="Tableau6.A"/>
        <table:table-row>
          <table:table-cell table:style-name="Tableau6.A1" office:value-type="string">
            <text:p text:style-name="Table_20_Contents"/>
            <text:p text:style-name="Table_20_Contents"/>
            <text:p text:style-name="Table_20_Contents"/>
            <text:p text:style-name="Table_20_Contents"/>
            <text:p text:style-name="Table_20_Contents"/>
          </table:table-cell>
        </table:table-row>
      </table:table>
      <text:p text:style-name="P30"/>
      <text:p text:style-name="P16"><text:span text:style-name="T7"><text:tab/></text:span><text:span text:style-name="T12">c. Synthèse</text:span></text:p>
      <text:p text:style-name="P30"/>
      <text:p text:style-name="P30">Sur un graphique, représentez les trois sens de la liberté que vous avez dégagés pour l’instant.</text:p>
      <table:table table:name="Tableau7" table:style-name="Tableau7">
        <table:table-column table:style-name="Tableau7.A"/>
        <table:table-row>
          <table:table-cell table:style-name="Tableau7.A1"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30"/>
      <text:p text:style-name="P35">I. La réalisation de nos désirs nous procure un puissant sentiment de liberté</text:p>
      <text:p text:style-name="P36"><text:tab/>a. La thèse de Calliclès : la vie heureuse est la vie déréglée</text:p>
      <text:p text:style-name="P30"/>
      <text:p text:style-name="P31">[texte]</text:p>
      <text:p text:style-name="P31"/>
      <text:p text:style-name="P31">Calliclès propose ici un idéal de vie. Expliquez clairement la conception qu’il se fait du bonheur.</text:p>
      <table:table table:name="Tableau9" table:style-name="Tableau9">
        <table:table-column table:style-name="Tableau9.A"/>
        <table:table-row>
          <table:table-cell table:style-name="Tableau9.A1" office:value-type="string">
            <text:p text:style-name="Table_20_Contents"/>
            <text:p text:style-name="Table_20_Contents"/>
            <text:p text:style-name="Table_20_Contents"/>
            <text:p text:style-name="Table_20_Contents"/>
          </table:table-cell>
        </table:table-row>
      </table:table>
      <text:p text:style-name="P31"/>
      <text:p text:style-name="P18"><text:span text:style-name="T7">C</text:span><text:span text:style-name="T10">omplétez le tableau avec les termes suivants : courage / tempérance / sagesse / liberté / pouvoir / dérèglement / bonheur / intelligence / justice</text:span></text:p>
      <table:table table:name="Tableau16" table:style-name="Tableau16">
        <table:table-column table:style-name="Tableau16.A"/>
        <table:table-column table:style-name="Tableau16.B"/>
        <table:table-column table:style-name="Tableau16.C"/>
        <table:table-row>
          <table:table-cell table:style-name="Tableau16.A1" office:value-type="string">
            <text:p text:style-name="P5">Ce qu’il s’agit d’atteindre</text:p>
          </table:table-cell>
          <table:table-cell table:style-name="Tableau16.A1" office:value-type="string">
            <text:p text:style-name="P5">Ce qui nous permet de l’atteindre</text:p>
          </table:table-cell>
          <table:table-cell table:style-name="Tableau16.C1" office:value-type="string">
            <text:p text:style-name="P5">Ce qu’il faut fuir</text:p>
          </table:table-cell>
        </table:table-row>
        <table:table-row>
          <table:table-cell table:style-name="Tableau16.A2" office:value-type="string">
            <text:p text:style-name="Table_20_Contents"/>
            <text:p text:style-name="Table_20_Contents"/>
            <text:p text:style-name="Table_20_Contents"/>
            <text:p text:style-name="Table_20_Contents"/>
            <text:p text:style-name="Table_20_Contents"/>
          </table:table-cell>
          <table:table-cell table:style-name="Tableau16.A2" office:value-type="string">
            <text:p text:style-name="Table_20_Contents"/>
          </table:table-cell>
          <table:table-cell table:style-name="Tableau16.C2" office:value-type="string">
            <text:p text:style-name="Table_20_Contents"/>
          </table:table-cell>
        </table:table-row>
      </table:table>
      <text:p text:style-name="P32"/>
      <text:p text:style-name="P32"/>
      <text:p text:style-name="P24"><text:span text:style-name="T10">D’après Calliclès, </text:span><text:span text:style-name="T4">q</text:span><text:span text:style-name="T3">ui</text:span><text:span text:style-name="T7"> </text:span><text:span text:style-name="T10">est capable d’être libre (c’est-à-dire heureux) ? Et pourquoi ?</text:span></text:p>
      <table:table table:name="Tableau15" table:style-name="Tableau15">
        <table:table-column table:style-name="Tableau15.A"/>
        <table:table-row>
          <table:table-cell table:style-name="Tableau15.A1" office:value-type="string">
            <text:p text:style-name="Table_20_Contents"/>
            <text:p text:style-name="Table_20_Contents"/>
            <text:p text:style-name="Table_20_Contents"/>
            <text:p text:style-name="Table_20_Contents"/>
            <text:p text:style-name="Table_20_Contents"/>
          </table:table-cell>
        </table:table-row>
      </table:table>
      <text:p text:style-name="P33"/>
      <text:p text:style-name="P31"/>
      <text:p text:style-name="P18"><text:span text:style-name="T7">D’après Calliclès, pourquoi les hommes </text:span><text:span text:style-name="T10">qui pourraient être libres et heureux ne le sont pas ?</text:span></text:p>
      <table:table table:name="Tableau10" table:style-name="Tableau10">
        <table:table-column table:style-name="Tableau10.A"/>
        <table:table-row>
          <table:table-cell table:style-name="Tableau10.A1" office:value-type="string">
            <text:p text:style-name="Table_20_Contents"/>
            <text:p text:style-name="Table_20_Contents"/>
            <text:p text:style-name="Table_20_Contents"/>
            <text:p text:style-name="Table_20_Contents"/>
          </table:table-cell>
        </table:table-row>
      </table:table>
      <text:p text:style-name="P31"/>
      <text:p text:style-name="P31">Calliclès entend ici expliquer l’origine de nos valeurs morales (la justice, la sagesse, la tempérance). D’où viennent-elles ? Les hommes justes et sages sont-ils vraiment les meilleurs des hommes ?</text:p>
      <table:table table:name="Tableau11" table:style-name="Tableau11">
        <table:table-column table:style-name="Tableau11.A"/>
        <table:table-row>
          <table:table-cell table:style-name="Tableau11.A1"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31"/>
      <text:p text:style-name="P31"/>
      <text:p text:style-name="P19"><text:span text:style-name="T7"><text:tab/></text:span><text:span text:style-name="T15">b. Deux présupposés problématiques</text:span></text:p>
      <text:p text:style-name="P31"/>
      <text:p text:style-name="P18"><text:span text:style-name="T7">Problème de Calliclès : sa morale s’appuie sur une idéalisation extrême du </text:span><text:span text:style-name="T15">désir</text:span><text:span text:style-name="T7"> et de la </text:span><text:span text:style-name="T15">nature</text:span><text:span text:style-name="T7">. Or ni la nature ni le désir en soi ne peuvent être considérés comme des valeurs !</text:span></text:p>
      <text:p text:style-name="P31"/>
      <text:p text:style-name="P20"><text:span text:style-name="T13">1. La nature :</text:span><text:span text:style-name="T9"> Une chose est-elle nécessairement bonne quand elle est naturelle ? Cherchez des exemples de choses naturelles, qui ne soient pas nécessairement bonnes.</text:span></text:p>
      <table:table table:name="Tableau12" table:style-name="Tableau12">
        <table:table-column table:style-name="Tableau12.A"/>
        <table:table-row>
          <table:table-cell table:style-name="Tableau12.A1" office:value-type="string">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34"/>
      <text:p text:style-name="P21"><text:span text:style-name="T7">Le fait de dire « c’est naturel, donc c’est bon » s’appelle un « appel à la nature ». C’est un </text:span><text:span text:style-name="T15">sophisme</text:span><text:span text:style-name="T18">, c’est-à-dire un raisonnement trompeur.</text:span></text:p>
      <text:p text:style-name="P38"/>
      <text:p text:style-name="P21"><text:span text:style-name="T14">2. Le désir :</text:span><text:span text:style-name="T18"> Calliclès considère le fait de répondre à ses désirs comme un acte de liberté. Or avons-nous choisi d’avoir tel ou tel désir ? Pour clarifier les choses, il faut distinguer deux concepts : la </text:span><text:span text:style-name="T15">contrainte</text:span><text:span text:style-name="T18"> et </text:span><text:span text:style-name="T15">l’obligation</text:span><text:span text:style-name="T18">.</text:span></text:p>
      <text:p text:style-name="P38"/>
      <text:p text:style-name="P38">Étudiez les deux phrases suivantes :</text:p>
      <text:p text:style-name="P22"><text:span text:style-name="T18">- Je suis </text:span><text:span text:style-name="T15">contraint</text:span><text:span text:style-name="T18"> de manger pour vivre</text:span></text:p>
      <text:p text:style-name="P22"><text:span text:style-name="T18">- Je suis </text:span><text:span text:style-name="T15">obligé</text:span><text:span text:style-name="T18"> de venir à l’école</text:span></text:p>
      <text:p text:style-name="P21"><text:span text:style-name="T18">A partir de ces deux exemples, quelle différences pourrait-on faire entre </text:span><text:span text:style-name="T15">contrainte</text:span><text:span text:style-name="T18"> et </text:span><text:span text:style-name="T15">obligation </text:span><text:span text:style-name="T18">?</text:span></text:p>
      <table:table table:name="Tableau13" table:style-name="Tableau13">
        <table:table-column table:style-name="Tableau13.A"/>
        <table:table-row>
          <table:table-cell table:style-name="Tableau13.A1" office:value-type="string">
            <text:p text:style-name="Table_20_Contents"/>
            <text:p text:style-name="Table_20_Contents"/>
            <text:p text:style-name="Table_20_Contents"/>
            <text:p text:style-name="Table_20_Contents"/>
            <text:p text:style-name="Table_20_Contents"/>
          </table:table-cell>
        </table:table-row>
      </table:table>
      <text:p text:style-name="P38"/>
      <text:p text:style-name="P39">Pour les exemples suivants, dites s’il s’agit d’une contrainte (C) ou d’une obligation (O) :</text:p>
      <table:table table:name="Tableau14" table:style-name="Tableau14">
        <table:table-column table:style-name="Tableau14.A"/>
        <table:table-column table:style-name="Tableau14.B"/>
        <table:table-row>
          <table:table-cell table:style-name="Tableau14.A1" office:value-type="string">
            <text:p text:style-name="P23">a. Je <text:span text:style-name="T22">rentre</text:span> d<text:span text:style-name="T22">ans</text:span> la salle parce qu’on m’y pousse</text:p>
          </table:table-cell>
          <table:table-cell table:style-name="Tableau14.A1" office:value-type="string">
            <text:p text:style-name="P23">b. Je paie mes impôts</text:p>
          </table:table-cell>
        </table:table-row>
        <table:table-row>
          <table:table-cell table:style-name="Tableau14.A1" office:value-type="string">
            <text:p text:style-name="P23">c. Je rends mon DM dans les temps</text:p>
          </table:table-cell>
          <table:table-cell table:style-name="Tableau14.A1" office:value-type="string">
            <text:p text:style-name="P23">d. Je dois respirer</text:p>
          </table:table-cell>
        </table:table-row>
        <table:table-row>
          <table:table-cell table:style-name="Tableau14.A1" office:value-type="string">
            <text:p text:style-name="P23">e. Je suis un régime pour des raisons médicales</text:p>
          </table:table-cell>
          <table:table-cell table:style-name="Tableau14.A1" office:value-type="string">
            <text:p text:style-name="P23">f. <text:span text:style-name="T21">Je mange des pâtes par manque d’argent</text:span></text:p>
          </table:table-cell>
        </table:table-row>
      </table:table>
      <text:p text:style-name="P39"/>
      <text:p text:style-name="P25"><text:span text:style-name="T14">Exercice :</text:span><text:span text:style-name="T18"> Pour les expressions en </text:span><text:span text:style-name="T15">gras</text:span><text:span text:style-name="T18">, entourez le terme qui convient.</text:span></text:p>
      <text:p text:style-name="P21"><text:span text:style-name="T18">Si je me soumets passivement à mes désirs (comme le propose Calliclès), ceux-ci ne peuvent pas être plus que de simples </text:span><text:span text:style-name="T16">(obligations/</text:span><text:span text:style-name="T15">contraintes</text:span><text:span text:style-name="T16">)</text:span><text:span text:style-name="T18">. Par contre, les limites que j’impose à mon désir sont des actes de ma volonté, et en ce sens elles relèvent authentiquement </text:span><text:span text:style-name="T16">(de ma servitude / </text:span><text:span text:style-name="T15">de ma</text:span><text:span text:style-name="T18"> </text:span><text:span text:style-name="T15">liberté</text:span><text:span text:style-name="T16">)</text:span><text:span text:style-name="T18">.</text:span></text:p>
      <text:p text:style-name="P21"/>
      <text:p text:style-name="P21"><text:span text:style-name="T18">=&gt; Il faut distinguer</text:span><text:span text:style-name="T15"> </text:span><text:span text:style-name="T5">mon désir</text:span><text:span text:style-name="T18"> et </text:span><text:span text:style-name="T5">ce que je fais de mon désir</text:span><text:span text:style-name="T18">. Si je suis dans un rapport purement passif à mes désirs (si je me contente de faire ce qu’ils me demandent de faire), je fais de mes propres désirs une contrainte. Je deviens </text:span><text:span text:style-name="T16">(le maître / </text:span><text:span text:style-name="T15">l’esclave</text:span><text:span text:style-name="T16">)</text:span><text:span text:style-name="T15"> </text:span><text:span text:style-name="T18">de mes désirs.</text:span></text:p>
      <text:p text:style-name="P38"/>
      <text:p text:style-name="P38">La liberté commence à partir du moment où je prends de la hauteur par rapport à mes propres inclinations, et où je juge par moi-même des désirs qui valent ou non la peine d’être poursuivis.</text:p>
      <text:p text:style-name="P37">I<text:span text:style-name="T23">I</text:span>. La liberté <text:span text:style-name="T23">est d’abord un certain pouvoir de la volonté, éclairé par la raison</text:span></text:p>
      <text:p text:style-name="P38"><text:tab/><text:span text:style-name="T25">1. Le concept de libre-arbitre</text:span></text:p>
      <text:p text:style-name="P40"/>
      <text:p text:style-name="P40"><text:span text:style-name="T29">L</text:span>a <text:span text:style-name="T24">liberté de la volonté </text:span><text:span text:style-name="T29">désigne</text:span> la capacité à <text:span text:style-name="T24">vouloir par soi-même</text:span>. <text:span text:style-name="T29">En ce sens, à quoi s’oppose le fait d’être libre ?</text:span></text:p>
      <table:table table:name="Tableau20" table:style-name="Tableau20">
        <table:table-column table:style-name="Tableau20.A"/>
        <table:table-row>
          <table:table-cell table:style-name="Tableau20.A1" office:value-type="string">
            <text:p text:style-name="Table_20_Contents"/>
            <text:p text:style-name="Table_20_Contents"/>
            <text:p text:style-name="Table_20_Contents"/>
            <text:p text:style-name="Table_20_Contents"/>
            <text:p text:style-name="Table_20_Contents"/>
          </table:table-cell>
        </table:table-row>
      </table:table>
      <text:p text:style-name="P40"/>
      <text:p text:style-name="P43">Si c’est le cas, est-il possible d’être complètement libre ?</text:p>
      <table:table table:name="Tableau21" table:style-name="Tableau21">
        <table:table-column table:style-name="Tableau21.A"/>
        <table:table-row>
          <table:table-cell table:style-name="Tableau21.A1" office:value-type="string">
            <text:p text:style-name="Table_20_Contents"/>
            <text:p text:style-name="Table_20_Contents"/>
            <text:p text:style-name="Table_20_Contents"/>
            <text:p text:style-name="Table_20_Contents"/>
            <text:p text:style-name="Table_20_Contents"/>
          </table:table-cell>
        </table:table-row>
      </table:table>
      <text:p text:style-name="P43"/>
      <text:p text:style-name="P40">Pour que le problème soit bien posé, il faut faire <text:span text:style-name="T29">distinguer </text:span><text:span text:style-name="T24">être influencé </text:span>et <text:span text:style-name="T24">être déterminé :</text:span></text:p>
      <text:p text:style-name="P41">- <text:span text:style-name="T24">Être influencé</text:span>, c'est le fait d'être poussé dans la direction d'un choix.</text:p>
      <text:p text:style-name="P41">- <text:span text:style-name="T24">Être déterminé</text:span>, c'est le fait que mon action découle nécessairement des causes qui s'exercent sur moi.</text:p>
      <text:p text:style-name="P41"/>
      <text:p text:style-name="P44">Pour les cas suivants, dites s’il s’agit d’une <text:span text:style-name="T24">influence</text:span><text:span text:style-name="T27"> ou d’une </text:span><text:span text:style-name="T24">détermination </text:span><text:span text:style-name="T27">:</text:span></text:p>
      <table:table table:name="Tableau17" table:style-name="Tableau17">
        <table:table-column table:style-name="Tableau17.A"/>
        <table:table-column table:style-name="Tableau17.B"/>
        <table:table-row>
          <table:table-cell table:style-name="Tableau17.A1" office:value-type="string">
            <text:p text:style-name="P45">a. La pomme tombe de l’arbre à cause du vent</text:p>
          </table:table-cell>
          <table:table-cell table:style-name="Tableau17.A1" office:value-type="string">
            <text:p text:style-name="P45">d. Je vais en prépa parce qu’il y a les meilleurs débouchés</text:p>
          </table:table-cell>
        </table:table-row>
        <table:table-row>
          <table:table-cell table:style-name="Tableau17.A1" office:value-type="string">
            <text:p text:style-name="P45">b. Je vais voir un film parce qu’on me l’a conseillé</text:p>
          </table:table-cell>
          <table:table-cell table:style-name="Tableau17.A1" office:value-type="string">
            <text:p text:style-name="P45">e. La Terre tourne autour du Soleil</text:p>
          </table:table-cell>
        </table:table-row>
        <table:table-row>
          <table:table-cell table:style-name="Tableau17.A1" office:value-type="string">
            <text:p text:style-name="P45">c. Je tombe de vélo à cause du vent</text:p>
          </table:table-cell>
          <table:table-cell table:style-name="Tableau17.A1" office:value-type="string">
            <text:p text:style-name="P45">f. <text:span text:style-name="T30">Un robot me dit bonjour parce qu’il est programmé ainsi</text:span></text:p>
          </table:table-cell>
        </table:table-row>
      </table:table>
      <text:p text:style-name="P42"/>
      <text:p text:style-name="P46"><text:span text:style-name="T24">Constat :</text:span> quand j'ai un choix à faire, je sens qu'il ne dépend que de moi, et que je pourrais faire aussi bien une chose que son contraire. <text:span text:style-name="T26">J’ai la certitude intérieure que ma pensée n’est jamais déterminée </text:span><text:span text:style-name="T28">(quoi qu’elle puisse être influencée par beaucoup de choses)</text:span></text:p>
      <text:p text:style-name="P6"/>
      <text:p text:style-name="P47"><text:span text:style-name="T24">Question :</text:span> qu’est-ce qui est impliqué par ce sentiment que j’ai de ma propre liberté ?</text:p>
      <text:p text:style-name="P40"/>
      <text:p text:style-name="P48">Comparons avec le cas du robot. Pourquoi peut-on dire que le robot est toujours <text:span text:style-name="T3">déterminé</text:span> à agir d’une façon particulière ? De quoi son action dépend-elle ?</text:p>
      <table:table table:name="Tableau18" table:style-name="Tableau18">
        <table:table-column table:style-name="Tableau18.A"/>
        <table:table-row>
          <table:table-cell table:style-name="Tableau18.A1"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48"/>
      <text:p text:style-name="P48"/>
      <text:p text:style-name="P49"><text:soft-page-break/><text:span text:style-name="T31">Pour exprimer le fait que notre pensée ne fonctionne pas de la même façon qu’un robot, Descartes affirme que nous avons un</text:span> <text:span text:style-name="T24">libre arbitre</text:span><text:span text:style-name="T27">. Si vous avez compris, essayez de définir ce terme.</text:span></text:p>
      <table:table table:name="Tableau22" table:style-name="Tableau22">
        <table:table-column table:style-name="Tableau22.A"/>
        <table:table-row>
          <table:table-cell table:style-name="Tableau22.A1" office:value-type="string">
            <text:p text:style-name="Table_20_Contents"/>
            <text:p text:style-name="Table_20_Contents"/>
            <text:p text:style-name="Table_20_Contents"/>
            <text:p text:style-name="Table_20_Contents"/>
            <text:p text:style-name="Table_20_Contents"/>
          </table:table-cell>
        </table:table-row>
      </table:table>
      <text:p text:style-name="P50"/>
      <text:p text:style-name="P54"><text:tab/>2. Liberté et connaissance</text:p>
      <text:p text:style-name="P40"/>
      <text:p text:style-name="P52">Dans le roman <text:span text:style-name="T3">L'Homme-dé</text:span> de George Cockcroft, on suit les aventures de Luke Rhinehart, un psychiatre qui décide un jour de laisser un dé décider de ses actions à sa place. D’après lui, il s’agit de la façon la plus radicale d’être libre : quand je décide d’après le hasard du dé, je ne décide plus d’après mes habitudes et mes croyances. Je suis donc totalement libre, parce que mon action devient parfaitement imprévisible. Qu’en pensez-vous ? Agir par hasard, est-ce agir librement ?</text:p>
      <table:table table:name="Tableau23" table:style-name="Tableau23">
        <table:table-column table:style-name="Tableau23.A"/>
        <table:table-row>
          <table:table-cell table:style-name="Tableau23.A1" office:value-type="string">
            <text:p text:style-name="P53"/>
            <text:p text:style-name="P53"/>
            <text:p text:style-name="P53"/>
            <text:p text:style-name="P53"/>
            <text:p text:style-name="P53"/>
            <text:p text:style-name="P53"/>
          </table:table-cell>
        </table:table-row>
      </table:table>
      <text:p text:style-name="P52"/>
      <text:p text:style-name="P52">On peut aller plus loin. Imaginez que nous soyons dans une société qui nous offre le droit de vote, et que nous devons décider de l’élection de notre président. Par malheur, tous les médias sont achetés par le président au pouvoir, et véhiculent de fausses informations sur les autres candidats, en les accusant des pires crimes. Si je me base sur de fausses informations pour choisir, peut-on encore dire que j’agis librement ?</text:p>
      <table:table table:name="Tableau24" table:style-name="Tableau24">
        <table:table-column table:style-name="Tableau24.A"/>
        <table:table-row>
          <table:table-cell table:style-name="Tableau24.A1" office:value-type="string">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51"/>
      <text:p text:style-name="P52"><text:span text:style-name="T2">Lisez cet extrait de Descartes :</text:span><text:span text:style-name="T32"> </text:span>« [La liberté] consiste seulement en ce que nous pouvons faire une chose, ou ne la faire pas (c’est à dire affirmer ou nier, poursuivre ou fuir), ou plutôt seulement en ce que, pour affirmer ou nier, poursuivre ou fuir les choses que l’entendement nous propose, nous agissons en telle sorte que nous ne sentons point qu’aucune force extérieure nous y contraigne. Car, afin que je sois libre, il n’est pas nécessaire que je sois indifférent à choisir l’un ou l’autre des deux contraires ; mais plutôt, d’autant plus que je penche vers l’un [parce que je connais] avec évidence que le bien et le vrai s’y rencontrent, d’autant plus librement j’en fais choix et je l’embrasse. La connaissance naturelle, bien loin de diminuer ma liberté, l’augmente plutôt et la fortifie. »</text:p>
      <text:p text:style-name="P52"/>
      <text:p text:style-name="P52"><text:span text:style-name="T2">Synthétisez en entourant le terme correct :</text:span> Descartes affirme qu’il ne peut pas y avoir de liberté sans <text:span text:style-name="T24">(savoir/ignorance)</text:span>. Le fait de savoir ce qui est vrai et bien <text:span text:style-name="T24">(ne me </text:span><text:span text:style-name="T6">force</text:span><text:span text:style-name="T24"> pas/ ne m’influence pas)</text:span> à faire un choix, puisque dans la mesure où j’ai mon libre arbitre je pourrais toujours faire le choix inverse. Par contre, le savoir <text:span text:style-name="T24">(</text:span><text:span text:style-name="T15">fortifie</text:span><text:span text:style-name="T6">/</text:span><text:span text:style-name="T15">affaiblit</text:span><text:span text:style-name="T6">)</text:span><text:span text:style-name="T3"> </text:span>ma liberté. Je suis d’autant plus libre que je suis plus <text:span text:style-name="T24">(savant/ignorant)</text:span>.</text:p>
      <text:p text:style-name="P55">III. La liberté comme obéissance à la volonté générale</text:p>
      <table:table table:name="Tableau19" table:style-name="Tableau19">
        <table:table-column table:style-name="Tableau19.A"/>
        <table:table-column table:style-name="Tableau19.B"/>
        <table:table-row table:style-name="Tableau19.1">
          <table:table-cell table:style-name="Tableau19.A1" office:value-type="string">
            <text:p text:style-name="P62">Un Loup n'avait que les os et la peau,</text:p>
            <text:p text:style-name="P62">Tant les chiens faisaient bonne garde.</text:p>
            <text:p text:style-name="P62">Ce Loup rencontre un Dogue<text:span text:style-name="T34">1</text:span> aussi puissant que beau,</text:p>
            <text:p text:style-name="P62">Gras, poli<text:span text:style-name="T34">2</text:span>, qui s'était fourvoyé<text:span text:style-name="T34">3</text:span> par mégarde.</text:p>
            <text:p text:style-name="P62">L'attaquer, le mettre en quartiers,</text:p>
            <text:p text:style-name="P62">Sire Loup l'eût fait volontiers ;</text:p>
            <text:p text:style-name="P62">Mais il fallait livrer bataille,</text:p>
            <text:p text:style-name="P62">Et le Mâtin<text:span text:style-name="T34">4</text:span> était de taille</text:p>
            <text:p text:style-name="P62">À se défendre hardiment.</text:p>
            <text:p text:style-name="P62">Le Loup donc l'aborde humblement,</text:p>
            <text:p text:style-name="P62">Entre en propos<text:span text:style-name="T34">5</text:span>, et lui fait compliment</text:p>
            <text:p text:style-name="P62">Sur son embonpoint, qu'il admire.</text:p>
            <text:p text:style-name="P62">« Il ne tiendra qu'à vous beau sire,</text:p>
            <text:p text:style-name="P62">D'être aussi gras que moi, lui repartit le Chien.</text:p>
            <text:p text:style-name="P62">Quittez les bois, vous ferez bien :</text:p>
            <text:p text:style-name="P62">Vos pareils y sont misérables,</text:p>
            <text:p text:style-name="P62">Cancres<text:span text:style-name="T34">6</text:span>, hères<text:span text:style-name="T34">6</text:span>, et pauvres diables,</text:p>
            <text:p text:style-name="P62">Dont la condition est de mourir de faim.</text:p>
            <text:p text:style-name="P62">Car quoi ? rien d'assuré : point de franche lippée<text:span text:style-name="T34">7</text:span> ;</text:p>
            <text:p text:style-name="P62">Tout à la pointe de l'épée.</text:p>
            <text:p text:style-name="P62">Suivez-moi : vous aurez un bien meilleur destin. »</text:p>
            <text:p text:style-name="P62">Le Loup reprit : « Que me faudra-t-il faire ?</text:p>
            <text:p text:style-name="P62">– Presque rien, dit le Chien, donner la chasse aux gens</text:p>
            <text:p text:style-name="P62">Portants bâtons, et mendiants ;</text:p>
            <text:p text:style-name="P62">Flatter ceux du logis, à son Maître complaire :</text:p>
            <text:p text:style-name="P62">Moyennant quoi votre salaire</text:p>
            <text:p text:style-name="P62">Sera force reliefs<text:span text:style-name="T34">8</text:span> de toutes les façons :</text:p>
            <text:p text:style-name="P62">Os de poulets, os de pigeons,</text:p>
            <text:p text:style-name="P62">Sans parler de mainte caresse. »</text:p>
            <text:p text:style-name="P62">Le Loup déjà se forge<text:span text:style-name="T34">9</text:span> une félicité<text:span text:style-name="T34">10</text:span></text:p>
            <text:p text:style-name="P62">Qui le fait pleurer de tendresse.</text:p>
            <text:p text:style-name="P62">Chemin faisant, il vit le col<text:span text:style-name="T34">11</text:span> du Chien pelé.</text:p>
            <text:p text:style-name="P62">« Qu'est-ce là ? lui dit-il. – Rien.</text:p>
            <text:p text:style-name="P62">– Quoi ? rien ? – Peu de chose.</text:p>
            <text:p text:style-name="P62">– Mais encore ? – Le collier dont je suis attaché</text:p>
            <text:p text:style-name="P62">De ce que vous voyez est peut-être la cause.</text:p>
            <text:p text:style-name="P62">– Attaché ? dit le Loup : vous ne courez donc pas</text:p>
            <text:p text:style-name="P62">Où vous voulez ? – Pas toujours ; mais qu'importe ?</text:p>
            <text:p text:style-name="P62">– Il importe si bien, que de tous vos repas</text:p>
            <text:p text:style-name="P62">Je ne veux en aucune sorte,</text:p>
            <text:p text:style-name="P62">Et ne voudrais pas même à ce prix un trésor. »</text:p>
            <text:p text:style-name="P62">Cela dit, maître Loup s'enfuit, et court encor.</text:p>
          </table:table-cell>
          <table:table-cell table:style-name="Tableau19.B1" office:value-type="string">
            <text:p text:style-name="P68">Explications</text:p>
            <text:p text:style-name="P69"/>
            <text:p text:style-name="P69"><text:span text:style-name="T33">1. Dogue : </text:span>gros chien de garde à nez écrasé et à lèvres pendantes.</text:p>
            <text:p text:style-name="P70">2. Poli : le poil luisant, lustré. En termes de morale, "poli" signifie également civilisé, "propre, galant et délicat"</text:p>
            <text:p text:style-name="P70">3. Fourvoyé : mis hors du chemin</text:p>
            <text:p text:style-name="P70">4. Mâtin : gros chien de ferme, chien de garde</text:p>
            <text:p text:style-name="P70">5. Entre en propos : Entame la conversation</text:p>
            <text:p text:style-name="P70"/>
            <text:p text:style-name="P70"/>
            <text:p text:style-name="P70"/>
            <text:p text:style-name="P70"/>
            <text:p text:style-name="P70">5. Cancre : <text:s/>Homme sans moyens, sans fortune</text:p>
            <text:p text:style-name="P70">6. Hère : Homme sans biens</text:p>
            <text:p text:style-name="P70">7. Franche lippée : repas gratuit</text:p>
            <text:p text:style-name="P70"/>
            <text:p text:style-name="P70"/>
            <text:p text:style-name="P70"/>
            <text:p text:style-name="P70"/>
            <text:p text:style-name="P70"/>
            <text:p text:style-name="P70"/>
            <text:p text:style-name="P70">8. Reliefs : restes de la table, du repas.</text:p>
            <text:p text:style-name="P70"/>
            <text:p text:style-name="P70"/>
            <text:p text:style-name="P70">9. Se forge : s'imagine</text:p>
            <text:p text:style-name="P70">10. Une félicité : un bonheur</text:p>
            <text:p text:style-name="P70">11. Le col : le cou</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63"><text:span text:style-name="T2">Texte :</text:span> Jean de la Fontaine, <text:span text:style-name="T3">Fables</text:span>,</text:p>
            <text:p text:style-name="P63">« Le Loup et le Chien », <text:s/>Livre I-5</text:p>
          </table:table-cell>
        </table:table-row>
      </table:table>
      <text:p text:style-name="P57"/>
      <table:table table:name="Tableau25" table:style-name="Tableau25">
        <table:table-column table:style-name="Tableau25.A" table:number-columns-repeated="2"/>
        <table:table-row table:style-name="Tableau25.1">
          <table:table-cell table:style-name="Tableau25.A1" office:value-type="string">
            <text:p text:style-name="P66">Ce qu’a le loup</text:p>
          </table:table-cell>
          <table:table-cell table:style-name="Tableau25.B1" office:value-type="string">
            <text:p text:style-name="P66">Ce qu’a le chien</text:p>
          </table:table-cell>
        </table:table-row>
        <table:table-row table:style-name="Tableau25.1">
          <table:table-cell table:style-name="Tableau25.A2" office:value-type="string">
            <text:p text:style-name="P53"/>
            <text:p text:style-name="P53"/>
            <text:p text:style-name="P53"/>
          </table:table-cell>
          <table:table-cell table:style-name="Tableau25.B2" office:value-type="string">
            <text:p text:style-name="P53"/>
            <text:p text:style-name="P53"/>
            <text:p text:style-name="P53"/>
            <text:p text:style-name="P53"/>
          </table:table-cell>
        </table:table-row>
      </table:table>
      <text:p text:style-name="P57"><text:soft-page-break/>Est-ce que cette fable décrit l’opposition entre l’esclavage et la liberté ?</text:p>
      <table:table table:name="Tableau27" table:style-name="Tableau27">
        <table:table-column table:style-name="Tableau27.A"/>
        <table:table-row>
          <table:table-cell table:style-name="Tableau27.A1" office:value-type="string">
            <text:p text:style-name="P53"/>
            <text:p text:style-name="P53"/>
            <text:p text:style-name="P53"/>
            <text:p text:style-name="P53"/>
            <text:p text:style-name="P53"/>
          </table:table-cell>
        </table:table-row>
      </table:table>
      <text:p text:style-name="P57"/>
      <text:p text:style-name="P57">Quelle conception de la liberté chacun se fait-il ? Pourquoi chacune de ces conceptions est-elle insatisfaisante ?</text:p>
      <table:table table:name="Tableau26" table:style-name="Tableau26">
        <table:table-column table:style-name="Tableau26.A" table:number-columns-repeated="2"/>
        <table:table-row table:style-name="Tableau26.1">
          <table:table-cell table:style-name="Tableau26.A1" office:value-type="string">
            <text:p text:style-name="P66">La liberté du loup</text:p>
          </table:table-cell>
          <table:table-cell table:style-name="Tableau26.B1" office:value-type="string">
            <text:p text:style-name="P66">La liberté du chien</text:p>
          </table:table-cell>
        </table:table-row>
        <table:table-row table:style-name="Tableau26.1">
          <table:table-cell table:style-name="Tableau26.A2" office:value-type="string">
            <text:p text:style-name="P65"/>
            <text:p text:style-name="P65"/>
            <text:p text:style-name="P65"/>
          </table:table-cell>
          <table:table-cell table:style-name="Tableau26.B2" office:value-type="string">
            <text:p text:style-name="P65"/>
            <text:p text:style-name="P65"/>
            <text:p text:style-name="P65"/>
            <text:p text:style-name="P65"/>
            <text:p text:style-name="P65"/>
          </table:table-cell>
        </table:table-row>
        <table:table-row table:style-name="Tableau26.1">
          <table:table-cell table:style-name="Tableau26.A3" office:value-type="string">
            <text:p text:style-name="P67">Problème : </text:p>
            <text:p text:style-name="P65"/>
            <text:p text:style-name="P65"/>
            <text:p text:style-name="P65"/>
          </table:table-cell>
          <table:table-cell table:style-name="Tableau26.B3" office:value-type="string">
            <text:p text:style-name="P67">Problème : </text:p>
          </table:table-cell>
        </table:table-row>
      </table:table>
      <text:p text:style-name="P57"/>
      <text:p text:style-name="P57">Pour le philosophe Jean-Jacques Rousseau (<text:span text:style-name="T3">Du contrat social</text:span><text:span text:style-name="T7">, 1762</text:span><text:span text:style-name="T3">)</text:span><text:span text:style-name="T7">, poser la question du rapport entre la liberté individuelle et la loi est encore trop abstrait. Il faut encore demander </text:span><text:span text:style-name="T15">dans quel système politique</text:span><text:span text:style-name="T7"> s’inscrit la loi dont on parle !</text:span></text:p>
      <text:p text:style-name="P58"><text:span text:style-name="T7">- Dans une tyrannie, il y a forcément une </text:span><text:span text:style-name="T15">opposition</text:span><text:span text:style-name="T7"> entre l’obéissance à la loi et la liberté.</text:span></text:p>
      <text:p text:style-name="P61"><text:span text:style-name="T11">- Dans une véritable démocratie, il peut y avoir une </text:span><text:span text:style-name="T17">continuité</text:span><text:span text:style-name="T19"> entre les deux.</text:span></text:p>
      <text:p text:style-name="P59"><text:span text:style-name="T18">→ Pourquoi ? Parce que dans une démocratie, </text:span><text:span text:style-name="T15">c’est le peuple lui-même qui décide des lois.</text:span></text:p>
      <text:p text:style-name="P60"><text:span text:style-name="T18"/></text:p>
      <text:p text:style-name="P60"><text:span text:style-name="T18">En effet, dans une démocratie, quand j’obéis aux lois, à qui suis-je en train d’obéir ? Quel concept reconnaît-on ici ?</text:span></text:p>
      <table:table table:name="Tableau28" table:style-name="Tableau28">
        <table:table-column table:style-name="Tableau28.A"/>
        <table:table-row>
          <table:table-cell table:style-name="Tableau28.A1" office:value-type="string">
            <text:p text:style-name="P53"/>
            <text:p text:style-name="P53"/>
            <text:p text:style-name="P53"/>
            <text:p text:style-name="P53"/>
            <text:p text:style-name="P53"/>
            <text:p text:style-name="P53"/>
          </table:table-cell>
        </table:table-row>
      </table:table>
      <text:p text:style-name="P60"><text:span text:style-name="T18"/></text:p>
      <text:p text:style-name="P60"><text:span text:style-name="T18">La question est cependant de savoir ce qu’est une « véritable démocratie » ! Suffit-il d’instaurer le suffrage universel pour qu’un système politique soit vraiment une démocratie ? Si non, que faudrait-il de plus ?</text:span></text:p>
      <table:table table:name="Tableau29" table:style-name="Tableau29">
        <table:table-column table:style-name="Tableau29.A"/>
        <table:table-row>
          <table:table-cell table:style-name="Tableau29.A1" office:value-type="string">
            <text:p text:style-name="P53"/>
            <text:p text:style-name="P53"/>
            <text:p text:style-name="P53"/>
            <text:p text:style-name="P53"/>
            <text:p text:style-name="P53"/>
            <text:p text:style-name="P53"/>
            <text:p text:style-name="P53"/>
          </table:table-cell>
        </table:table-row>
      </table:table>
      <text:p text:style-name="P60"><text:span text:style-name="T1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Être libre, est-ce faire tout ce qui nous plaît ? - <text:page-number text:select-page="current">3</text:page-number>/<text:page-count>8</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03T14:23:24.201000000</meta:creation-date>
    <dc:date>2023-01-31T22:31:05.549000000</dc:date>
    <meta:editing-duration>PT3H54M38S</meta:editing-duration>
    <meta:editing-cycles>8</meta:editing-cycles>
    <meta:generator>LibreOffice/7.4.4.2$Windows_X86_64 LibreOffice_project/85569322deea74ec9134968a29af2df5663baa21</meta:generator>
    <meta:document-statistic meta:table-count="29" meta:image-count="0" meta:object-count="0" meta:page-count="8" meta:paragraph-count="149" meta:word-count="2201" meta:character-count="12304" meta:non-whitespace-character-count="10233"/>
  </office:meta>
</office:document-meta>
</file>